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2cm" fo:min-width="2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glue-point draw:id="6" svg:x="5cm" svg:y="0cm"/>
          <draw:glue-point draw:id="7" svg:x="0cm" svg:y="0cm"/>
          <draw:polygon draw:style-name="gr1" draw:layer="layout" svg:width="2.6cm" svg:height="2cm" svg:x="0cm" svg:y="0cm" svg:viewBox="0 0 2601 2001" draw:points="0,0 2300,0 2601,1000 2300,2001 0,2001">
            <text:p/>
          </draw:polygon>
          <draw:frame draw:style-name="gr2" draw:layer="layout" svg:width="2cm" svg:height="2cm" svg:x="0.25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DL - Send</dc:title>
    <meta:creation-date>2011-02-07T16:58:31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